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text-properties style:font-name="Georgia" officeooo:rsid="000caadc" officeooo:paragraph-rsid="000caadc"/>
    </style:style>
    <style:style style:name="P5" style:family="paragraph" style:parent-style-name="Title">
      <style:text-properties style:font-name="Georgia" officeooo:rsid="000caadc" officeooo:paragraph-rsid="000caadc"/>
    </style:style>
    <style:style style:name="P6" style:family="paragraph" style:parent-style-name="Text_20_body">
      <style:paragraph-properties fo:text-align="center" style:justify-single-word="false"/>
      <style:text-properties style:font-name="Georgia" officeooo:rsid="000caadc" officeooo:paragraph-rsid="000caadc"/>
    </style:style>
    <style:style style:name="T1" style:family="text">
      <style:text-properties officeooo:rsid="000e34af"/>
    </style:style>
    <style:style style:name="T2" style:family="text">
      <style:text-properties fo:font-style="italic" officeooo:rsid="000e34af" style:font-style-asian="italic" style:font-style-complex="italic"/>
    </style:style>
    <style:style style:name="T3" style:family="text">
      <style:text-properties fo:font-style="normal" officeooo:rsid="000e34a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n’t Have To Tell Me Twice</text:p>
      <text:p text:style-name="P3">214</text:p>
      <text:p text:style-name="P6">by Kyle Eggleston</text:p>
      <text:p text:style-name="P4"/>
      <text:p text:style-name="P4"><text:tab/><text:span text:style-name="T1">Ketish moved through his ship like a tiger on the prowl. He was in search of something. Something he couldn’t find anywhere else. It was something he needed and needed quickly. He had been away from his home world for a while now and that wasn’t sitting good with him. Ketish didn’t trust anyone else to take over his current task of occupying Ashlea Prime. </text:span><text:span text:style-name="T2">He</text:span><text:span text:style-name="T3"> had to be the one to take charge of the situation. Put simply he felt like he was the </text:span><text:span text:style-name="T2">only one</text:span><text:span text:style-name="T3"> who could adequately keep things running smoothly. It was a delusion of godhood at best, but that’s how Ketish lived his lif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1-25T22:16:28.480422017">01/25/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25T22:16:28.399311136</dc:date>
    <meta:editing-duration>PT21M52S</meta:editing-duration>
    <meta:editing-cycles>12</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6" meta:word-count="129" meta:character-count="683" meta:non-whitespace-character-count="559"/>
  </office:meta>
</office:document-meta>
</file>